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OCTYPE html&gt;</text:p>
      <text:p text:style-name="Standard">&lt;html lang="en"&gt;</text:p>
      <text:p text:style-name="Standard">&lt;head&gt;</text:p>
      <text:p text:style-name="Standard"><text:s text:c="4"/>&lt;meta charset="UTF-8"&gt;</text:p>
      <text:p text:style-name="Standard"><text:s text:c="4"/>&lt;meta name="viewport" content="width=device-width, initial-scale=1.0"&gt;</text:p>
      <text:p text:style-name="Standard"><text:s text:c="4"/>&lt;title&gt;Global Link Services&lt;/title&gt;</text:p>
      <text:p text:style-name="Standard"><text:s text:c="4"/>&lt;!-- Use Tailwind CSS for a responsive design --&gt;</text:p>
      <text:p text:style-name="Standard"><text:s text:c="4"/>&lt;script src="https://cdn.tailwindcss.com"&gt;&lt;/script&gt;</text:p>
      <text:p text:style-name="Standard"><text:s text:c="4"/>&lt;!-- Use the Inter font from Google Fonts --&gt;</text:p>
      <text:p text:style-name="Standard"><text:s text:c="4"/>&lt;link rel="preconnect" href="https://fonts.googleapis.com"&gt;</text:p>
      <text:p text:style-name="Standard"><text:s text:c="4"/>&lt;link rel="preconnect" href="https://fonts.gstatic.com" crossorigin&gt;</text:p>
      <text:p text:style-name="Standard"><text:s text:c="4"/>&lt;link href="https://fonts.googleapis.com/css2?family=Inter:wght@400;500;600;700&amp;display=swap" rel="stylesheet"&gt;</text:p>
      <text:p text:style-name="Standard"><text:s text:c="4"/>&lt;style&gt;</text:p>
      <text:p text:style-name="Standard"><text:s text:c="8"/>body {</text:p>
      <text:p text:style-name="Standard"><text:s text:c="12"/>font-family: 'Inter', sans-serif;</text:p>
      <text:p text:style-name="Standard"><text:s text:c="8"/>}</text:p>
      <text:p text:style-name="Standard"><text:s text:c="8"/>.text-gradient {</text:p>
      <text:p text:style-name="Standard"><text:s text:c="12"/>background-clip: text;</text:p>
      <text:p text:style-name="Standard"><text:s text:c="12"/>-webkit-background-clip: text;</text:p>
      <text:p text:style-name="Standard"><text:s text:c="12"/>color: transparent;</text:p>
      <text:p text:style-name="Standard"><text:s text:c="12"/>background-image: linear-gradient(to right, #6366f1, #3b82f6);</text:p>
      <text:p text:style-name="Standard"><text:s text:c="8"/>}</text:p>
      <text:p text:style-name="Standard"><text:s text:c="4"/>&lt;/style&gt;</text:p>
      <text:p text:style-name="Standard">&lt;/head&gt;</text:p>
      <text:p text:style-name="Standard">&lt;body class="bg-gray-50 text-gray-800"&gt;</text:p>
      <text:p text:style-name="Standard"/>
      <text:p text:style-name="Standard"><text:s text:c="4"/>&lt;!-- Header and Navigation --&gt;</text:p>
      <text:p text:style-name="Standard"><text:s text:c="4"/>&lt;header class="bg-white shadow-sm sticky top-0 z-50"&gt;</text:p>
      <text:p text:style-name="Standard"><text:s text:c="8"/>&lt;nav class="container mx-auto px-6 py-4 flex justify-between items-center"&gt;</text:p>
      <text:p text:style-name="Standard"><text:s text:c="12"/>&lt;a href="#" class="text-2xl font-bold text-gray-900"&gt;</text:p>
      <text:p text:style-name="Standard"><text:s text:c="16"/>Global Link</text:p>
      <text:p text:style-name="Standard"><text:s text:c="12"/>&lt;/a&gt;</text:p>
      <text:p text:style-name="Standard"><text:s text:c="12"/>&lt;div class="hidden md:flex space-x-6"&gt;</text:p>
      <text:p text:style-name="Standard"><text:s text:c="16"/>&lt;a href="#services" class="text-gray-600 hover:text-indigo-500 transition duration-300"&gt;Services&lt;/a&gt;</text:p>
      <text:p text:style-name="Standard"><text:s text:c="16"/>&lt;a href="#about" class="text-gray-600 hover:text-indigo-500 transition duration-300"&gt;About Us&lt;/a&gt;</text:p>
      <text:p text:style-name="Standard"><text:s text:c="16"/>&lt;a href="#contact" class="text-gray-600 hover:text-indigo-500 transition duration-300"&gt;Contact&lt;/a&gt;</text:p>
      <text:p text:style-name="Standard"><text:s text:c="12"/>&lt;/div&gt;</text:p>
      <text:p text:style-name="Standard"><text:s text:c="12"/>&lt;!-- Mobile Menu Button --&gt;</text:p>
      <text:p text:style-name="Standard"><text:s text:c="12"/>&lt;button id="mobile-menu-button" class="md:hidden text-gray-600 hover:text-indigo-500 focus:outline-none"&gt;</text:p>
      <text:p text:style-name="Standard"><text:s text:c="16"/>&lt;svg class="w-6 h-6" fill="none" stroke="currentColor" viewBox="0 0 24 24" xmlns="http://www.w3.org/2000/svg"&gt;</text:p>
      <text:p text:style-name="Standard"><text:s text:c="20"/>&lt;path stroke-linecap="round" stroke-linejoin="round" stroke-width="2" d="M4 6h16M4 12h16m-7 6h7"&gt;&lt;/path&gt;</text:p>
      <text:p text:style-name="Standard"><text:s text:c="16"/>&lt;/svg&gt;</text:p>
      <text:p text:style-name="Standard"><text:s text:c="12"/>&lt;/button&gt;</text:p>
      <text:p text:style-name="Standard"><text:s text:c="8"/>&lt;/nav&gt;</text:p>
      <text:p text:style-name="Standard"><text:s text:c="8"/>&lt;!-- Mobile Menu --&gt;</text:p>
      <text:p text:style-name="Standard"><text:soft-page-break/><text:s text:c="8"/>&lt;div id="mobile-menu" class="hidden md:hidden bg-white shadow-md"&gt;</text:p>
      <text:p text:style-name="Standard"><text:s text:c="12"/>&lt;a href="#services" class="block py-2 px-6 text-gray-600 hover:bg-gray-100"&gt;Services&lt;/a&gt;</text:p>
      <text:p text:style-name="Standard"><text:s text:c="12"/>&lt;a href="#about" class="block py-2 px-6 text-gray-600 hover:bg-gray-100"&gt;About Us&lt;/a&gt;</text:p>
      <text:p text:style-name="Standard"><text:s text:c="12"/>&lt;a href="#contact" class="block py-2 px-6 text-gray-600 hover:bg-gray-100"&gt;Contact&lt;/a&gt;</text:p>
      <text:p text:style-name="Standard"><text:s text:c="8"/>&lt;/div&gt;</text:p>
      <text:p text:style-name="Standard"><text:s text:c="4"/>&lt;/header&gt;</text:p>
      <text:p text:style-name="Standard"/>
      <text:p text:style-name="Standard"><text:s text:c="4"/>&lt;!-- Hero Section --&gt;</text:p>
      <text:p text:style-name="Standard"><text:s text:c="4"/>&lt;section class="bg-gray-100 py-20 md:py-32"&gt;</text:p>
      <text:p text:style-name="Standard"><text:s text:c="8"/>&lt;div class="container mx-auto px-6 text-center"&gt;</text:p>
      <text:p text:style-name="Standard"><text:s text:c="12"/>&lt;h1 class="text-4xl md:text-6xl font-extrabold text-gray-900 leading-tight"&gt;</text:p>
      <text:p text:style-name="Standard"><text:s text:c="16"/>&lt;span class="text-gradient"&gt;Connecting Your Business&lt;/span&gt; to the World</text:p>
      <text:p text:style-name="Standard"><text:s text:c="12"/>&lt;/h1&gt;</text:p>
      <text:p text:style-name="Standard"><text:s text:c="12"/>&lt;p class="mt-4 text-lg md:text-xl text-gray-600 max-w-2xl mx-auto"&gt;</text:p>
      <text:p text:style-name="Standard"><text:s text:c="16"/>Providing comprehensive services across multiple industries to help your company grow and succeed.</text:p>
      <text:p text:style-name="Standard"><text:s text:c="12"/>&lt;/p&gt;</text:p>
      <text:p text:style-name="Standard"><text:s text:c="12"/>&lt;a href="#services" class="mt-8 inline-block bg-indigo-600 text-white font-semibold py-3 px-8 rounded-full shadow-lg hover:bg-indigo-700 transition duration-300 transform hover:scale-105"&gt;</text:p>
      <text:p text:style-name="Standard"><text:s text:c="16"/>Explore Our Services</text:p>
      <text:p text:style-name="Standard"><text:s text:c="12"/>&lt;/a&gt;</text:p>
      <text:p text:style-name="Standard"><text:s text:c="8"/>&lt;/div&gt;</text:p>
      <text:p text:style-name="Standard"><text:s text:c="4"/>&lt;/section&gt;</text:p>
      <text:p text:style-name="Standard"/>
      <text:p text:style-name="Standard"><text:s text:c="4"/>&lt;!-- Services Section --&gt;</text:p>
      <text:p text:style-name="Standard"><text:s text:c="4"/>&lt;section id="services" class="py-20"&gt;</text:p>
      <text:p text:style-name="Standard"><text:s text:c="8"/>&lt;div class="container mx-auto px-6"&gt;</text:p>
      <text:p text:style-name="Standard"><text:s text:c="12"/>&lt;div class="text-center"&gt;</text:p>
      <text:p text:style-name="Standard"><text:s text:c="16"/>&lt;h2 class="text-3xl md:text-4xl font-bold text-gray-900"&gt;Our Core Services&lt;/h2&gt;</text:p>
      <text:p text:style-name="Standard"><text:s text:c="16"/>&lt;p class="mt-4 text-gray-600 max-w-xl mx-auto"&gt;</text:p>
      <text:p text:style-name="Standard"><text:s text:c="20"/>We offer a wide range of solutions tailored to the unique needs of various industries.</text:p>
      <text:p text:style-name="Standard"><text:s text:c="16"/>&lt;/p&gt;</text:p>
      <text:p text:style-name="Standard"><text:s text:c="12"/>&lt;/div&gt;</text:p>
      <text:p text:style-name="Standard"><text:s text:c="12"/>&lt;div class="mt-12 grid grid-cols-1 md:grid-cols-2 lg:grid-cols-3 gap-8"&gt;</text:p>
      <text:p text:style-name="Standard"><text:s text:c="16"/>&lt;!-- Service Card 1: Electronics --&gt;</text:p>
      <text:p text:style-name="Standard"><text:s text:c="16"/>&lt;div class="bg-white p-6 rounded-xl shadow-lg hover:shadow-2xl transition duration-300 transform hover:-translate-y-2"&gt;</text:p>
      <text:p text:style-name="Standard"><text:s text:c="20"/>&lt;div class="flex items-center justify-center w-12 h-12 rounded-full bg-indigo-100 text-indigo-500"&gt;</text:p>
      <text:p text:style-name="Standard"><text:s text:c="24"/>&lt;svg class="w-6 h-6" fill="none" stroke="currentColor" viewBox="0 0 24 24" xmlns="http://www.w3.org/2000/svg"&gt;&lt;path stroke-linecap="round" stroke-linejoin="round" stroke-width="2" d="M9.75 17L9.75 21M14.25 17L14.25 21M5 12h14m-7-5L12 17l5-5m-5-5a4 4 0 100 8 4 4 0 000-8z"&gt;&lt;/path&gt;&lt;/svg&gt;</text:p>
      <text:p text:style-name="Standard"><text:s text:c="20"/>&lt;/div&gt;</text:p>
      <text:p text:style-name="Standard"><text:s text:c="20"/>&lt;h3 class="mt-4 text-xl font-semibold text-gray-900"&gt;Electronics Repair &amp; Sales&lt;/h3&gt;</text:p>
      <text:p text:style-name="Standard"><text:s text:c="20"/>&lt;p class="mt-2 text-gray-600"&gt;</text:p>
      <text:p text:style-name="Standard"><text:s text:c="24"/>Expert repair services for a wide range of electronic devices and sales of quality parts and gadgets.</text:p>
      <text:p text:style-name="Standard"><text:s text:c="20"/>&lt;/p&gt;</text:p>
      <text:p text:style-name="Standard"><text:soft-page-break/><text:s text:c="16"/>&lt;/div&gt;</text:p>
      <text:p text:style-name="Standard"><text:s text:c="16"/>&lt;!-- Service Card 2: Hospitality --&gt;</text:p>
      <text:p text:style-name="Standard"><text:s text:c="16"/>&lt;div class="bg-white p-6 rounded-xl shadow-lg hover:shadow-2xl transition duration-300 transform hover:-translate-y-2"&gt;</text:p>
      <text:p text:style-name="Standard"><text:s text:c="20"/>&lt;div class="flex items-center justify-center w-12 h-12 rounded-full bg-purple-100 text-purple-500"&gt;</text:p>
      <text:p text:style-name="Standard"><text:s text:c="24"/>&lt;svg class="w-6 h-6" fill="none" stroke="currentColor" viewBox="0 0 24 24" xmlns="http://www.w3.org/2000/svg"&gt;&lt;path stroke-linecap="round" stroke-linejoin="round" stroke-width="2" d="M12 22s-8-4-8-10.5C4 5.5 8 2 12 2s8 3.5 8 9.5c0 6.5-8 10.5-8 10.5z"&gt;&lt;/path&gt;&lt;/svg&gt;</text:p>
      <text:p text:style-name="Standard"><text:s text:c="20"/>&lt;/div&gt;</text:p>
      <text:p text:style-name="Standard"><text:s text:c="20"/>&lt;h3 class="mt-4 text-xl font-semibold text-gray-900"&gt;Hospitality&lt;/h3&gt;</text:p>
      <text:p text:style-name="Standard"><text:s text:c="20"/>&lt;p class="mt-2 text-gray-600"&gt;</text:p>
      <text:p text:style-name="Standard"><text:s text:c="24"/>Delivering exceptional experiences in food, beverage, and accommodation with a focus on customer satisfaction.</text:p>
      <text:p text:style-name="Standard"><text:s text:c="20"/>&lt;/p&gt;</text:p>
      <text:p text:style-name="Standard"><text:s text:c="16"/>&lt;/div&gt;</text:p>
      <text:p text:style-name="Standard"><text:s text:c="16"/>&lt;!-- Service Card 3: Logistics &amp; Delivery --&gt;</text:p>
      <text:p text:style-name="Standard"><text:s text:c="16"/>&lt;div class="bg-white p-6 rounded-xl shadow-lg hover:shadow-2xl transition duration-300 transform hover:-translate-y-2"&gt;</text:p>
      <text:p text:style-name="Standard"><text:s text:c="20"/>&lt;div class="flex items-center justify-center w-12 h-12 rounded-full bg-blue-100 text-blue-500"&gt;</text:p>
      <text:p text:style-name="Standard"><text:s text:c="24"/>&lt;svg class="w-6 h-6" fill="none" stroke="currentColor" viewBox="0 0 24 24" xmlns="http://www.w3.org/2000/svg"&gt;&lt;path stroke-linecap="round" stroke-linejoin="round" stroke-width="2" d="M8 7a4 4 0 100 8m-2 2h8a2 2 0 002-2V5a2 2 0 00-2-2H6a2 2 0 00-2 2v10a2 2 0 002 2z"&gt;&lt;/path&gt;&lt;/svg&gt;</text:p>
      <text:p text:style-name="Standard"><text:s text:c="20"/>&lt;/div&gt;</text:p>
      <text:p text:style-name="Standard"><text:s text:c="20"/>&lt;h3 class="mt-4 text-xl font-semibold text-gray-900"&gt;Logistics &amp; Delivery&lt;/h3&gt;</text:p>
      <text:p text:style-name="Standard"><text:s text:c="20"/>&lt;p class="mt-2 text-gray-600"&gt;</text:p>
      <text:p text:style-name="Standard"><text:s text:c="24"/>Efficient and reliable transportation, warehousing, and last-mile delivery services for businesses of all sizes.</text:p>
      <text:p text:style-name="Standard"><text:s text:c="20"/>&lt;/p&gt;</text:p>
      <text:p text:style-name="Standard"><text:s text:c="16"/>&lt;/div&gt;</text:p>
      <text:p text:style-name="Standard"><text:s text:c="16"/>&lt;!-- Service Card 4: Car Hire &amp; Rideshare --&gt;</text:p>
      <text:p text:style-name="Standard"><text:s text:c="16"/>&lt;div class="bg-white p-6 rounded-xl shadow-lg hover:shadow-2xl transition duration-300 transform hover:-translate-y-2"&gt;</text:p>
      <text:p text:style-name="Standard"><text:s text:c="20"/>&lt;div class="flex items-center justify-center w-12 h-12 rounded-full bg-green-100 text-green-500"&gt;</text:p>
      <text:p text:style-name="Standard"><text:s text:c="24"/>&lt;svg class="w-6 h-6" fill="none" stroke="currentColor" viewBox="0 0 24 24" xmlns="http://www.w3.org/2000/svg"&gt;&lt;path stroke-linecap="round" stroke-linejoin="round" stroke-width="2" d="M17 14v6m-4-2H7m7 0h3m-3-3h3m-3-3h3m-3-3h3M4 17h16M7 7h10m-3 0h-4M7 3h10a2 2 0 012 2v10a2 2 0 01-2 2H7a2 2 0 01-2-2V5a2 2 0 012-2z"&gt;&lt;/path&gt;&lt;/svg&gt;</text:p>
      <text:p text:style-name="Standard"><text:s text:c="20"/>&lt;/div&gt;</text:p>
      <text:p text:style-name="Standard"><text:s text:c="20"/>&lt;h3 class="mt-4 text-xl font-semibold text-gray-900"&gt;Car Hire &amp; Rideshare&lt;/h3&gt;</text:p>
      <text:p text:style-name="Standard"><text:s text:c="20"/>&lt;p class="mt-2 text-gray-600"&gt;</text:p>
      <text:p text:style-name="Standard"><text:s text:c="24"/>Flexible and affordable car rental options and a user-friendly rideshare platform for safe and convenient travel.</text:p>
      <text:p text:style-name="Standard"><text:s text:c="20"/>&lt;/p&gt;</text:p>
      <text:p text:style-name="Standard"><text:s text:c="16"/>&lt;/div&gt;</text:p>
      <text:p text:style-name="Standard"><text:s text:c="16"/>&lt;!-- Service Card 5: Import/Export --&gt;</text:p>
      <text:p text:style-name="Standard"><text:s text:c="16"/>&lt;div class="bg-white p-6 rounded-xl shadow-lg hover:shadow-2xl transition duration-300 transform hover:-translate-y-2"&gt;</text:p>
      <text:p text:style-name="Standard"><text:soft-page-break/><text:s text:c="20"/>&lt;div class="flex items-center justify-center w-12 h-12 rounded-full bg-yellow-100 text-yellow-500"&gt;</text:p>
      <text:p text:style-name="Standard"><text:s text:c="24"/>&lt;svg class="w-6 h-6" fill="none" stroke="currentColor" viewBox="0 0 24 24" xmlns="http://www.w3.org/2000/svg"&gt;&lt;path stroke-linecap="round" stroke-linejoin="round" stroke-width="2" d="M20 7l-8-4-8 4m16 0V17a2 2 0 01-2 2h-4m-2-2h-4m-2 2H4a2 2 0 01-2-2V7m16 0l-2 2m-2-2l-2 2m-2-2l-2 2m-2-2l-2 2"&gt;&lt;/path&gt;&lt;/svg&gt;</text:p>
      <text:p text:style-name="Standard"><text:s text:c="20"/>&lt;/div&gt;</text:p>
      <text:p text:style-name="Standard"><text:s text:c="20"/>&lt;h3 class="mt-4 text-xl font-semibold text-gray-900"&gt;Import/Export&lt;/h3&gt;</text:p>
      <text:p text:style-name="Standard"><text:s text:c="20"/>&lt;p class="mt-2 text-gray-600"&gt;</text:p>
      <text:p text:style-name="Standard"><text:s text:c="24"/>Navigating international trade with expertise, ensuring smooth and compliant import and export operations.</text:p>
      <text:p text:style-name="Standard"><text:s text:c="20"/>&lt;/p&gt;</text:p>
      <text:p text:style-name="Standard"><text:s text:c="16"/>&lt;/div&gt;</text:p>
      <text:p text:style-name="Standard"><text:s text:c="16"/>&lt;!-- Service Card 6: Security --&gt;</text:p>
      <text:p text:style-name="Standard"><text:s text:c="16"/>&lt;div class="bg-white p-6 rounded-xl shadow-lg hover:shadow-2xl transition duration-300 transform hover:-translate-y-2"&gt;</text:p>
      <text:p text:style-name="Standard"><text:s text:c="20"/>&lt;div class="flex items-center justify-center w-12 h-12 rounded-full bg-red-100 text-red-500"&gt;</text:p>
      <text:p text:style-name="Standard"><text:s text:c="24"/>&lt;svg class="w-6 h-6" fill="none" stroke="currentColor" viewBox="0 0 24 24" xmlns="http://www.w3.org/2000/svg"&gt;&lt;path stroke-linecap="round" stroke-linejoin="round" stroke-width="2" d="M12 11a4 4 0 100 8 4 4 0 000-8z"&gt;&lt;/path&gt;&lt;path stroke-linecap="round" stroke-linejoin="round" stroke-width="2" d="M21 12a9 9 0 11-18 0 9 9 0 0118 0z"&gt;&lt;/path&gt;&lt;/svg&gt;</text:p>
      <text:p text:style-name="Standard"><text:s text:c="20"/>&lt;/div&gt;</text:p>
      <text:p text:style-name="Standard"><text:s text:c="20"/>&lt;h3 class="mt-4 text-xl font-semibold text-gray-900"&gt;Security&lt;/h3&gt;</text:p>
      <text:p text:style-name="Standard"><text:s text:c="20"/>&lt;p class="mt-2 text-gray-600"&gt;</text:p>
      <text:p text:style-name="Standard"><text:s text:c="24"/>Providing top-tier security solutions, including personnel and systems, to protect people, property, and assets.</text:p>
      <text:p text:style-name="Standard"><text:s text:c="20"/>&lt;/p&gt;</text:p>
      <text:p text:style-name="Standard"><text:s text:c="16"/>&lt;/div&gt;</text:p>
      <text:p text:style-name="Standard"><text:s text:c="12"/>&lt;/div&gt;</text:p>
      <text:p text:style-name="Standard"><text:s text:c="8"/>&lt;/div&gt;</text:p>
      <text:p text:style-name="Standard"><text:s text:c="4"/>&lt;/section&gt;</text:p>
      <text:p text:style-name="Standard"/>
      <text:p text:style-name="Standard"><text:s text:c="4"/>&lt;!-- About Us Section --&gt;</text:p>
      <text:p text:style-name="Standard"><text:s text:c="4"/>&lt;section id="about" class="bg-gray-100 py-20"&gt;</text:p>
      <text:p text:style-name="Standard"><text:s text:c="8"/>&lt;div class="container mx-auto px-6 text-center"&gt;</text:p>
      <text:p text:style-name="Standard"><text:s text:c="12"/>&lt;h2 class="text-3xl md:text-4xl font-bold text-gray-900"&gt;About Global Link&lt;/h2&gt;</text:p>
      <text:p text:style-name="Standard"><text:s text:c="12"/>&lt;p class="mt-4 text-lg text-gray-600 max-w-3xl mx-auto"&gt;</text:p>
      <text:p text:style-name="Standard"><text:s text:c="16"/>At Global Link, our mission is to provide seamless, reliable, and integrated services to businesses and individuals. We believe in building strong connections and delivering excellence across all our operations. Our team is committed to innovation, customer satisfaction, and ethical business practices.</text:p>
      <text:p text:style-name="Standard"><text:s text:c="12"/>&lt;/p&gt;</text:p>
      <text:p text:style-name="Standard"><text:s text:c="8"/>&lt;/div&gt;</text:p>
      <text:p text:style-name="Standard"><text:s text:c="4"/>&lt;/section&gt;</text:p>
      <text:p text:style-name="Standard"/>
      <text:p text:style-name="Standard"><text:s text:c="4"/>&lt;!-- Contact Section --&gt;</text:p>
      <text:p text:style-name="Standard"><text:s text:c="4"/>&lt;section id="contact" class="py-20"&gt;</text:p>
      <text:p text:style-name="Standard"><text:s text:c="8"/>&lt;div class="container mx-auto px-6"&gt;</text:p>
      <text:p text:style-name="Standard"><text:s text:c="12"/>&lt;div class="text-center"&gt;</text:p>
      <text:p text:style-name="Standard"><text:s text:c="16"/>&lt;h2 class="text-3xl md:text-4xl font-bold text-gray-900"&gt;Get in Touch&lt;/h2&gt;</text:p>
      <text:p text:style-name="Standard"><text:s text:c="16"/>&lt;p class="mt-4 text-gray-600 max-w-xl mx-auto"&gt;</text:p>
      <text:p text:style-name="Standard"><text:soft-page-break/><text:s text:c="20"/>We would love to hear from you. Please reach out to us with any questions about our services.</text:p>
      <text:p text:style-name="Standard"><text:s text:c="16"/>&lt;/p&gt;</text:p>
      <text:p text:style-name="Standard"><text:s text:c="12"/>&lt;/div&gt;</text:p>
      <text:p text:style-name="Standard"><text:s text:c="12"/>&lt;div class="mt-12 max-w-lg mx-auto bg-white p-8 rounded-xl shadow-lg"&gt;</text:p>
      <text:p text:style-name="Standard"><text:s text:c="16"/>&lt;form action="#" method="POST" class="space-y-6"&gt;</text:p>
      <text:p text:style-name="Standard"><text:s text:c="20"/>&lt;div&gt;</text:p>
      <text:p text:style-name="Standard"><text:s text:c="24"/>&lt;label for="name" class="block text-sm font-medium text-gray-700"&gt;Name&lt;/label&gt;</text:p>
      <text:p text:style-name="Standard"><text:s text:c="24"/>&lt;input type="text" id="name" name="name" class="mt-1 block w-full rounded-md border-gray-300 shadow-sm focus:border-indigo-300 focus:ring focus:ring-indigo-200 focus:ring-opacity-50 px-3 py-2"&gt;</text:p>
      <text:p text:style-name="Standard"><text:s text:c="20"/>&lt;/div&gt;</text:p>
      <text:p text:style-name="Standard"><text:s text:c="20"/>&lt;div&gt;</text:p>
      <text:p text:style-name="Standard"><text:s text:c="24"/>&lt;label for="email" class="block text-sm font-medium text-gray-700"&gt;Email&lt;/label&gt;</text:p>
      <text:p text:style-name="Standard"><text:s text:c="24"/>&lt;input type="email" id="email" name="email" class="mt-1 block w-full rounded-md border-gray-300 shadow-sm focus:border-indigo-300 focus:ring focus:ring-indigo-200 focus:ring-opacity-50 px-3 py-2"&gt;</text:p>
      <text:p text:style-name="Standard"><text:s text:c="20"/>&lt;/div&gt;</text:p>
      <text:p text:style-name="Standard"><text:s text:c="20"/>&lt;div&gt;</text:p>
      <text:p text:style-name="Standard"><text:s text:c="24"/>&lt;label for="message" class="block text-sm font-medium text-gray-700"&gt;Message&lt;/label&gt;</text:p>
      <text:p text:style-name="Standard"><text:s text:c="24"/>&lt;textarea id="message" name="message" rows="4" class="mt-1 block w-full rounded-md border-gray-300 shadow-sm focus:border-indigo-300 focus:ring focus:ring-indigo-200 focus:ring-opacity-50 px-3 py-2"&gt;&lt;/textarea&gt;</text:p>
      <text:p text:style-name="Standard"><text:s text:c="20"/>&lt;/div&gt;</text:p>
      <text:p text:style-name="Standard"><text:s text:c="20"/>&lt;div&gt;</text:p>
      <text:p text:style-name="Standard"><text:s text:c="24"/>&lt;button type="submit" class="w-full inline-flex justify-center py-3 px-6 border border-transparent shadow-sm text-sm font-medium rounded-md text-white bg-indigo-600 hover:bg-indigo-700 focus:outline-none focus:ring-2 focus:ring-offset-2 focus:ring-indigo-500 transition duration-300"&gt;</text:p>
      <text:p text:style-name="Standard"><text:s text:c="28"/>Send Message</text:p>
      <text:p text:style-name="Standard"><text:s text:c="24"/>&lt;/button&gt;</text:p>
      <text:p text:style-name="Standard"><text:s text:c="20"/>&lt;/div&gt;</text:p>
      <text:p text:style-name="Standard"><text:s text:c="16"/>&lt;/form&gt;</text:p>
      <text:p text:style-name="Standard"><text:s text:c="12"/>&lt;/div&gt;</text:p>
      <text:p text:style-name="Standard"><text:s text:c="8"/>&lt;/div&gt;</text:p>
      <text:p text:style-name="Standard"><text:s text:c="4"/>&lt;/section&gt;</text:p>
      <text:p text:style-name="Standard"/>
      <text:p text:style-name="Standard"><text:s text:c="4"/>&lt;!-- Footer --&gt;</text:p>
      <text:p text:style-name="Standard"><text:s text:c="4"/>&lt;footer class="bg-gray-900 text-white py-8"&gt;</text:p>
      <text:p text:style-name="Standard"><text:s text:c="8"/>&lt;div class="container mx-auto px-6 text-center"&gt;</text:p>
      <text:p text:style-name="Standard"><text:s text:c="12"/>&lt;p&gt;&amp;copy; 2023 Global Link. All Rights Reserved.&lt;/p&gt;</text:p>
      <text:p text:style-name="Standard"><text:s text:c="8"/>&lt;/div&gt;</text:p>
      <text:p text:style-name="Standard"><text:s text:c="4"/>&lt;/footer&gt;</text:p>
      <text:p text:style-name="Standard"/>
      <text:p text:style-name="Standard"><text:s text:c="4"/>&lt;!-- JavaScript for Mobile Menu --&gt;</text:p>
      <text:p text:style-name="Standard"><text:s text:c="4"/>&lt;script&gt;</text:p>
      <text:p text:style-name="Standard"><text:s text:c="8"/>const mobileMenuButton = document.getElementById('mobile-menu-button');</text:p>
      <text:p text:style-name="Standard"><text:s text:c="8"/>const mobileMenu = document.getElementById('mobile-menu');</text:p>
      <text:p text:style-name="Standard"/>
      <text:p text:style-name="Standard"><text:s text:c="8"/>mobileMenuButton.addEventListener('click', () =&gt; {</text:p>
      <text:p text:style-name="Standard"><text:s text:c="12"/>mobileMenu.classList.toggle('hidden');</text:p>
      <text:p text:style-name="Standard"><text:soft-page-break/><text:s text:c="8"/>});</text:p>
      <text:p text:style-name="Standard"><text:s text:c="4"/>&lt;/script&gt;</text:p>
      <text:p text:style-name="Standard"/>
      <text:p text:style-name="Standard">&lt;/body&gt;</text:p>
      <text:p text:style-name="Standard">&lt;/html&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8-29T21:57:39.777000000</meta:creation-date>
    <dc:date>2025-08-29T21:57:56.130000000</dc:date>
    <meta:editing-duration>PT16S</meta:editing-duration>
    <meta:editing-cycles>1</meta:editing-cycles>
    <meta:document-statistic meta:table-count="0" meta:image-count="0" meta:object-count="0" meta:page-count="6" meta:paragraph-count="194" meta:word-count="1109" meta:character-count="13248" meta:non-whitespace-character-count="9726"/>
    <meta:generator>LibreOffice/7.5.7.1$Windows_X86_64 LibreOffice_project/47eb0cf7efbacdee9b19ae25d6752381ede23126</meta:generator>
  </office:meta>
</office:document-meta>
</file>